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465in"/>
    </style:style>
    <style:style style:name="co2" style:family="table-column">
      <style:table-column-properties fo:break-before="auto" style:column-width="2.8409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818.69">
            <text:p>818.69</text:p>
          </table:table-cell>
          <table:table-cell office:value-type="float" office:value="479.42">
            <text:p>479.42</text:p>
          </table:table-cell>
          <table:table-cell office:value-type="float" office:value="49.29">
            <text:p>49.29</text:p>
          </table:table-cell>
          <table:table-cell office:value-type="float" office:value="681935">
            <text:p>681935</text:p>
          </table:table-cell>
          <table:table-cell office:value-type="float" office:value="249892">
            <text:p>249892</text:p>
          </table:table-cell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795.2">
            <text:p>795.2</text:p>
          </table:table-cell>
          <table:table-cell office:value-type="float" office:value="488.93">
            <text:p>488.93</text:p>
          </table:table-cell>
          <table:table-cell office:value-type="float" office:value="50.76">
            <text:p>50.76</text:p>
          </table:table-cell>
          <table:table-cell office:value-type="float" office:value="902721">
            <text:p>902721</text:p>
          </table:table-cell>
          <table:table-cell office:value-type="float" office:value="247682">
            <text:p>247682</text:p>
          </table:table-cell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813.97">
            <text:p>813.97</text:p>
          </table:table-cell>
          <table:table-cell office:value-type="float" office:value="485.27">
            <text:p>485.27</text:p>
          </table:table-cell>
          <table:table-cell office:value-type="float" office:value="52.76">
            <text:p>52.76</text:p>
          </table:table-cell>
          <table:table-cell office:value-type="float" office:value="991913">
            <text:p>991913</text:p>
          </table:table-cell>
          <table:table-cell office:value-type="float" office:value="240052">
            <text:p>240052</text:p>
          </table:table-cell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801.25">
            <text:p>801.25</text:p>
          </table:table-cell>
          <table:table-cell office:value-type="float" office:value="496.27">
            <text:p>496.27</text:p>
          </table:table-cell>
          <table:table-cell office:value-type="float" office:value="53.91">
            <text:p>53.91</text:p>
          </table:table-cell>
          <table:table-cell office:value-type="float" office:value="984032">
            <text:p>984032</text:p>
          </table:table-cell>
          <table:table-cell office:value-type="float" office:value="260153">
            <text:p>260153</text:p>
          </table:table-cell>
        </table:table-row>
        <table:table-row table:style-name="ro1">
          <table:table-cell office:value-type="string">
            <text:p>bigfile_chunks_futures_threadpool.py</text:p>
          </table:table-cell>
          <table:table-cell office:value-type="string">
            <text:p>/usr/local/python322/bin/python3</text:p>
          </table:table-cell>
          <table:table-cell office:value-type="float" office:value="793.05">
            <text:p>793.05</text:p>
          </table:table-cell>
          <table:table-cell office:value-type="float" office:value="489.27">
            <text:p>489.27</text:p>
          </table:table-cell>
          <table:table-cell office:value-type="float" office:value="52.49">
            <text:p>52.49</text:p>
          </table:table-cell>
          <table:table-cell office:value-type="float" office:value="990372">
            <text:p>990372</text:p>
          </table:table-cell>
          <table:table-cell office:value-type="float" office:value="242930">
            <text:p>2429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02:0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2T01:59:10</dc:date>
    <dc:creator>Robert </dc:creator>
    <meta:generator>LibreOffice/3.4$Unix LibreOffice_project/340m1$Build-402</meta:generator>
    <meta:document-statistic meta:table-count="1" meta:cell-count="35" meta:object-count="0"/>
  </office:meta>
</office:document-meta>
</file>